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24b5" officeooo:paragraph-rsid="000324b5"/>
    </style:style>
    <style:style style:name="P2" style:family="paragraph" style:parent-style-name="Standard">
      <style:paragraph-properties fo:text-align="start" style:justify-single-word="false"/>
      <style:text-properties officeooo:rsid="000324b5" officeooo:paragraph-rsid="000324b5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324b5" officeooo:paragraph-rsid="000324b5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324b5" officeooo:paragraph-rsid="000324b5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324b5"/>
    </style:style>
    <style:style style:name="T1" style:family="text">
      <style:text-properties officeooo:rsid="000324b5"/>
    </style:style>
    <style:style style:name="T2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Disadvantages of arrays (and Python lists):</text:p>
      <text:p text:style-name="P2"/>
      <text:list xml:id="list1122184654" text:style-name="L1">
        <text:list-item>
          <text:p text:style-name="P5"><text:span text:style-name="T1">length of the dynamic array might be longer than the actual number of elements it stores</text:span></text:p>
        </text:list-item>
        <text:list-item>
          <text:p text:style-name="P3">amortized bounds for operations may be unacceptable in real time systems</text:p>
        </text:list-item>
        <text:list-item>
          <text:p text:style-name="P3">insertions and deletions at interior positions of an array are expensive </text:p>
        </text:list-item>
      </text:list>
      <text:p text:style-name="P2"/>
      <text:p text:style-name="P2">Linked Lists rely on a distributed representation in which a node is allocated for each element. </text:p>
      <text:p text:style-name="P2"/>
      <text:p text:style-name="P2">Disadvantage of a linked list:</text:p>
      <text:p text:style-name="P2"/>
      <text:list xml:id="list189785343" text:style-name="L2">
        <text:list-item>
          <text:p text:style-name="P4">Elements cannot access efficiently by a numeric value k </text:p>
        </text:list-item>
        <text:list-item>
          <text:p text:style-name="P4">There is no way to tell by examining the node if it is the 5<text:span text:style-name="T2">th</text:span>, 7<text:span text:style-name="T2">th</text:span> or 10<text:span text:style-name="T2">th</text:span> node. </text:p>
        </text:list-item>
      </text:list>
      <text:p text:style-name="P2"/>
      <text:p text:style-name="P1">Linked Lists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28T08:48:55.611476992</meta:creation-date>
    <dc:date>2020-05-28T12:50:01.593681732</dc:date>
    <meta:editing-duration>PT3H50M45S</meta:editing-duration>
    <meta:editing-cycles>1</meta:editing-cycles>
    <meta:document-statistic meta:table-count="0" meta:image-count="0" meta:object-count="0" meta:page-count="1" meta:paragraph-count="9" meta:word-count="100" meta:character-count="563" meta:non-whitespace-character-count="473"/>
    <meta:generator>LibreOffice/6.4.3.2$Linux_X86_64 LibreOffice_project/85aa6f776c6af63185291a519637a4f7af4e8a3b</meta:generator>
  </office:meta>
</office:document-meta>
</file>